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8ba" officeooo:paragraph-rsid="001848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t myName=”Sara”</text:p>
      <text:p text:style-name="Standard">if (name===myName){console.log(`Bienvenida,${myName}`)} </text:p>
      <text:p text:style-name="Standard">else {console.log("Nooo")}</text:p>
      <text:p text:style-name="Standard">Bienvenida,Sar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8:39:57.254385240</meta:creation-date>
    <dc:date>2020-06-22T20:36:48.684454600</dc:date>
    <meta:editing-duration>PT1H4M27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1" meta:paragraph-count="4" meta:word-count="7" meta:character-count="114" meta:non-whitespace-character-count="110"/>
  </office:meta>
</office:document-meta>
</file>